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2.45cm" draw:marker-end-width="2.45cm" draw:fill="gradient" draw:fill-color="#000000" draw:fill-gradient-name="Gradient_20_12" draw:opacity="100%" draw:textarea-horizontal-align="justify" draw:textarea-vertical-align="middle" draw:auto-grow-height="false" fo:padding-top="0.875cm" fo:padding-bottom="0.875cm" fo:padding-left="1cm" fo:padding-right="1cm" draw:shadow="hidden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width="0cm" svg:stroke-color="#0099ff" draw:marker-start-width="0.95cm" draw:marker-end-width="0.95cm" draw:stroke-linejoin="miter" draw:fill="solid" draw:fill-color="#ffffff" draw:opacity="100%" draw:textarea-horizontal-align="justify" draw:textarea-vertical-align="middle" draw:auto-grow-height="false" fo:padding-top="0.375cm" fo:padding-bottom="0.375cm" fo:padding-left="0.5cm" fo:padding-right="0.5cm" draw:shadow-opacity="10%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draw:fill="gradient" draw:fill-color="#ffffff" draw:fill-gradient-name="Gradient_20_7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svg:stroke-width="0cm" svg:stroke-color="#0099ff" draw:marker-start-width="0.95cm" draw:marker-end-width="0.95cm" draw:stroke-linejoin="miter" draw:fill="gradient" draw:fill-color="#ffffff" draw:fill-gradient-name="Gradient_20_7" draw:opacity="100%" draw:textarea-horizontal-align="justify" draw:textarea-vertical-align="middle" draw:auto-grow-height="false" fo:padding-top="0.375cm" fo:padding-bottom="0.375cm" fo:padding-left="0.5cm" fo:padding-right="0.5cm" draw:shadow-opacity="10%"/>
    </style:style>
    <style:style style:name="gr8" style:family="graphic" style:parent-style-name="standard">
      <style:graphic-properties draw:stroke="none" draw:fill="gradient" draw:fill-color="#ffffff" draw:fill-gradient-name="Gradient_20_7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gradient" draw:fill-color="#ffffff" draw:fill-gradient-name="Gradient_20_7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20.963cm" svg:height="20.963cm" svg:x="1.019cm" svg:y="1.021cm" svg:viewBox="0 0 20964 20964" svg:d="m20800 14678c-105 343-258 676-450 979-197 309-435 588-705 819-284 245-603 438-947 563l-10300 3746c-330 121-684 179-1044 179-356 0-718-57-1069-164-343-105-675-258-978-451-309-196-588-434-820-704-244-284-437-604-562-947l-3747-10300c-120-331-178-685-178-1045 0-356 57-718 163-1068 105-344 258-676 451-979 196-309 434-587 704-819 284-244 604-437 947-562l10300-3747c331-120 684-178 1045-178 356 0 718 57 1068 163 344 105 676 258 979 450 309 197 588 435 820 704 244 285 436 604 561 948l3747 10299c121 331 179 685 179 1045 0 356-57 718-164 1069z">
          <text:p/>
        </draw:path>
        <draw:g>
          <draw:g>
            <draw:polygon draw:style-name="gr2" draw:text-style-name="P1" draw:layer="layout" svg:width="2.999cm" svg:height="3.999cm" svg:x="3.25cm" svg:y="6.5cm" svg:viewBox="0 0 3000 4000" draw:points="0,2000 3000,4000 3000,0">
              <text:p/>
            </draw:polygon>
            <draw:polygon draw:style-name="gr2" draw:text-style-name="P1" draw:layer="layout" svg:width="2.999cm" svg:height="3.999cm" svg:x="16.75cm" svg:y="12.5cm" svg:viewBox="0 0 3000 4000" draw:points="3000,2000 0,4000 0,0">
              <text:p/>
            </draw:polygon>
            <draw:path draw:style-name="gr3" draw:text-style-name="P1" draw:layer="layout" svg:width="7.999cm" svg:height="13.499cm" svg:x="7.5cm" svg:y="4.75cm" svg:viewBox="0 0 8000 13500" svg:d="m0 0h8000v13500h-8000zm750 12750h6500v-12000h-6500z">
              <text:p/>
            </draw:path>
            <draw:custom-shape draw:style-name="gr4" draw:text-style-name="P1" draw:layer="layout" svg:width="1.5cm" svg:height="1.5cm" svg:x="9cm" svg:y="6.2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.75cm" svg:height="0.75cm" svg:x="11.25cm" svg:y="6.62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5cm" svg:height="1.5cm" svg:x="9cm" svg:y="8.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.75cm" svg:height="0.75cm" svg:x="11.25cm" svg:y="8.87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5cm" svg:height="1.5cm" svg:x="9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.75cm" svg:height="0.75cm" svg:x="11.25cm" svg:y="11.12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5cm" svg:height="1.5cm" svg:x="9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.75cm" svg:height="0.75cm" svg:x="11.25cm" svg:y="13.37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5cm" svg:height="1.5cm" svg:x="9cm" svg:y="15.2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2.75cm" svg:height="0.75cm" svg:x="11.25cm" svg:y="15.625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office:forms form:automatic-focus="false" form:apply-design-mode="false"/>
        <draw:g>
          <draw:g>
            <draw:polygon draw:style-name="gr6" draw:text-style-name="P1" draw:layer="layout" svg:width="2.999cm" svg:height="3.999cm" svg:x="3.25cm" svg:y="6.5cm" svg:viewBox="0 0 3000 4000" draw:points="0,2000 3000,4000 3000,0">
              <text:p/>
            </draw:polygon>
            <draw:polygon draw:style-name="gr6" draw:text-style-name="P1" draw:layer="layout" svg:width="2.999cm" svg:height="3.999cm" svg:x="16.75cm" svg:y="12.5cm" svg:viewBox="0 0 3000 4000" draw:points="3000,2000 0,4000 0,0">
              <text:p/>
            </draw:polygon>
            <draw:path draw:style-name="gr7" draw:text-style-name="P1" draw:layer="layout" svg:width="7.999cm" svg:height="13.499cm" svg:x="7.5cm" svg:y="4.75cm" svg:viewBox="0 0 8000 13500" svg:d="m0 0h8000v13500h-8000zm750 12750h6500v-12000h-6500z">
              <text:p/>
            </draw:path>
            <draw:custom-shape draw:style-name="gr8" draw:text-style-name="P1" draw:layer="layout" svg:width="1.5cm" svg:height="1.5cm" svg:x="9cm" svg:y="6.2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2.75cm" svg:height="0.75cm" svg:x="11.25cm" svg:y="6.62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5cm" svg:height="1.5cm" svg:x="9cm" svg:y="8.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2.75cm" svg:height="0.75cm" svg:x="11.25cm" svg:y="8.87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5cm" svg:height="1.5cm" svg:x="9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2.75cm" svg:height="0.75cm" svg:x="11.25cm" svg:y="11.12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5cm" svg:height="1.5cm" svg:x="9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2.75cm" svg:height="0.75cm" svg:x="11.25cm" svg:y="13.37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5cm" svg:height="1.5cm" svg:x="9cm" svg:y="15.25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2.75cm" svg:height="0.75cm" svg:x="11.25cm" svg:y="15.625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99ff" draw:end-color="#83caff" draw:start-intensity="100%" draw:end-intensity="100%" draw:angle="450" draw:border="0%"/>
    <draw:gradient draw:name="Gradient_20_7" draw:display-name="Gradient 7" draw:style="linear" draw:start-color="#0099ff" draw:end-color="#83caff" draw:start-intensity="100%" draw:end-intensity="100%" draw:angle="450" draw:border="0%"/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Windows_x86 LibreOffice_project/70feb7d99726f064edab4605a8ab840c50ec57a</meta:generator>
    <meta:creation-date>2007-02-18T11:32:28</meta:creation-date>
    <dc:language>en-US</dc:language>
    <meta:editing-cycles>13</meta:editing-cycles>
    <meta:editing-duration>PT37M54S</meta:editing-duration>
    <dc:date>2013-12-11T12:07:50.190000000</dc:date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